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d73e1"/>
    </style:style>
    <style:style style:name="T1" style:family="text">
      <style:text-properties fo:font-variant="normal" fo:text-transform="none" style:font-name="Roboto" fo:font-size="9.75pt" fo:letter-spacing="normal" fo:font-style="normal" fo:font-weight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ada equipe (de no máximo 3) deve propor um modelo de negócio de uma aplicação real. Este modelo não precisa ser detalhado, apenas explicar do que se trata e os detalhes que sejam relevantes para o entendimento geral. Prefiram modelos de negócio simples para facilitar. Após a definição do modelo de negócio, deve ser produzido:<text:line-break/><text:line-break/>1. Plano de Testes. O modelo a ser usado está anexado na atividade.<text:line-break/>2. Cenários e Casos de Testes (Mínimo de 5 cenários, 3 casos de teste para cada cenário). O modelo pode ser o mesmo utilizado no material de aula.<text:line-break/><text:line-break/>O trabalho deve ser entregue em uma planilha feita no Google Spreadsheets com a identificação do grupo</text:span></text:p>
      <text:p text:style-name="P1"><text:span text:style-name="T1">Nesta atividade, com a mesma composição do grupo da atividade anterior, deve ser construída uma API simples de acordo com o domínio escolhido. Ao modelar suas classes, crie os testes unitários para pelo menos 5 delas, incluindo os Mocks necessários para cada uma. Procure validar os cenários e casos de testes já levantados na atividade anterior<text:line-break/><text:line-break/>O repositório com essa atividade deve estar hospedado na organização da disciplina no Github (</text:span><text:a xlink:type="simple" xlink:href="https://github.com/ads-ifpb-testes" office:target-frame-name="_blank" xlink:show="new" text:style-name="Internet_20_link" text:visited-style-name="Visited_20_Internet_20_Link"><text:span text:style-name="T1">https://github.com/ads-ifpb-testes</text:span></text:a><text:span text:style-name="T1">) e deve conter, em um arquivo README.md o nome dos integrantes da equipe. Ao final, crie uma tag "v0.1"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09:24:41.551633350</meta:creation-date>
    <dc:date>2019-01-09T11:17:45.947062787</dc:date>
    <meta:editing-duration>PT1H39M33S</meta:editing-duration>
    <meta:editing-cycles>1</meta:editing-cycles>
    <meta:document-statistic meta:table-count="0" meta:image-count="0" meta:object-count="0" meta:page-count="1" meta:paragraph-count="2" meta:word-count="203" meta:character-count="1228" meta:non-whitespace-character-count="1024"/>
    <meta:generator>LibreOffice/6.0.7.3$Linux_X86_64 LibreOffice_project/00m0$Build-3</meta:generator>
  </office:meta>
</office:document-meta>
</file>